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style:text-properties officeooo:paragraph-rsid="00160211"/>
    </style:style>
    <style:style style:name="P7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8" style:family="paragraph" style:parent-style-name="Text_20_body">
      <style:paragraph-properties fo:line-height="150%" fo:text-align="justify" style:justify-single-word="false"/>
      <style:text-properties fo:language="fr" fo:country="FR" officeooo:rsid="0029d3e8" officeooo:paragraph-rsid="000ff2f6"/>
    </style:style>
    <style:style style:name="P7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5"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style:font-name="Liberation Sans"/>
    </style:style>
    <style:style style:name="P8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5" style:family="paragraph" style:parent-style-name="Text_20_body">
      <style:paragraph-properties fo:line-height="150%" fo:text-align="justify" style:justify-single-word="false"/>
      <style:text-properties officeooo:rsid="001ab208" officeooo:paragraph-rsid="001ab208"/>
    </style:style>
    <style:style style:name="P96"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1"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2"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5"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7"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8"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9"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0"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1"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2"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3"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4" style:family="paragraph" style:parent-style-name="Heading_20_4">
      <style:paragraph-properties fo:line-height="150%"/>
      <style:text-properties style:font-name="Liberation Serif1" fo:font-size="12pt" style:font-size-asian="12pt"/>
    </style:style>
    <style:style style:name="P11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6" style:family="paragraph" style:parent-style-name="Normal1">
      <style:paragraph-properties fo:line-height="150%"/>
    </style:style>
    <style:style style:name="P117" style:family="paragraph" style:parent-style-name="Footnote" style:master-page-name="Converted1">
      <style:paragraph-properties style:page-number="auto"/>
    </style:style>
    <style:style style:name="P118" style:family="paragraph" style:parent-style-name="Footnote" style:master-page-name="Converted2">
      <style:paragraph-properties style:page-number="auto"/>
    </style:style>
    <style:style style:name="P119" style:family="paragraph" style:parent-style-name="Footnote" style:master-page-name="Converted3">
      <style:paragraph-properties style:page-number="auto"/>
    </style:style>
    <style:style style:name="P120" style:family="paragraph" style:parent-style-name="Footnote" style:master-page-name="Converted4">
      <style:paragraph-properties style:page-number="auto"/>
    </style:style>
    <style:style style:name="P121" style:family="paragraph" style:parent-style-name="Footnote" style:master-page-name="Converted5">
      <style:paragraph-properties style:page-number="auto"/>
    </style:style>
    <style:style style:name="P122" style:family="paragraph" style:parent-style-name="Footnote" style:master-page-name="Converted6">
      <style:paragraph-properties style:page-number="auto"/>
    </style:style>
    <style:style style:name="P123" style:family="paragraph" style:parent-style-name="Footnote" style:master-page-name="Converted7">
      <style:paragraph-properties style:page-number="auto"/>
    </style:style>
    <style:style style:name="P124" style:family="paragraph" style:parent-style-name="Footnote" style:master-page-name="Converted8">
      <style:paragraph-properties style:page-number="auto"/>
    </style:style>
    <style:style style:name="P125" style:family="paragraph" style:parent-style-name="Footnote" style:master-page-name="Converted9">
      <style:paragraph-properties style:page-number="auto"/>
    </style:style>
    <style:style style:name="P126" style:family="paragraph" style:parent-style-name="Footnote" style:master-page-name="Converted10">
      <style:paragraph-properties style:page-number="auto"/>
    </style:style>
    <style:style style:name="P127" style:family="paragraph" style:parent-style-name="Footnote" style:master-page-name="Converted11">
      <style:paragraph-properties style:page-number="auto"/>
    </style:style>
    <style:style style:name="P128" style:family="paragraph" style:parent-style-name="Footnote" style:master-page-name="Converted12">
      <style:paragraph-properties style:page-number="auto"/>
    </style:style>
    <style:style style:name="P129" style:family="paragraph" style:parent-style-name="Footnote" style:master-page-name="Converted13">
      <style:paragraph-properties style:page-number="auto"/>
    </style:style>
    <style:style style:name="P130" style:family="paragraph" style:parent-style-name="Footnote" style:master-page-name="Converted14">
      <style:paragraph-properties style:page-number="auto"/>
      <style:text-properties fo:language="en" fo:country="US"/>
    </style:style>
    <style:style style:name="P131" style:family="paragraph" style:parent-style-name="Footnote" style:master-page-name="Converted15">
      <style:paragraph-properties style:page-number="auto"/>
      <style:text-properties fo:language="fr" fo:country="BE"/>
    </style:style>
    <style:style style:name="P132" style:family="paragraph" style:parent-style-name="Footnote" style:master-page-name="Converted16">
      <style:paragraph-properties style:page-number="auto"/>
    </style:style>
    <style:style style:name="P133" style:family="paragraph" style:parent-style-name="Footnote" style:master-page-name="Converted17">
      <style:paragraph-properties style:page-number="auto"/>
      <style:text-properties officeooo:paragraph-rsid="000c60bc"/>
    </style:style>
    <style:style style:name="P134" style:family="paragraph" style:parent-style-name="Footnote" style:master-page-name="Converted18">
      <style:paragraph-properties style:page-number="auto"/>
    </style:style>
    <style:style style:name="P135" style:family="paragraph" style:parent-style-name="Footnote" style:master-page-name="Converted19">
      <style:paragraph-properties style:page-number="auto"/>
    </style:style>
    <style:style style:name="P136" style:family="paragraph" style:parent-style-name="Footnote" style:master-page-name="Converted20">
      <style:paragraph-properties style:page-number="auto"/>
    </style:style>
    <style:style style:name="P137" style:family="paragraph" style:parent-style-name="Footnote" style:master-page-name="Converted21">
      <style:paragraph-properties style:page-number="auto"/>
    </style:style>
    <style:style style:name="P138" style:family="paragraph" style:parent-style-name="Footnote" style:master-page-name="Converted22">
      <style:paragraph-properties style:page-number="auto"/>
    </style:style>
    <style:style style:name="P139" style:family="paragraph" style:parent-style-name="Footnote" style:master-page-name="Converted23">
      <style:paragraph-properties style:page-number="auto"/>
    </style:style>
    <style:style style:name="P140" style:family="paragraph" style:parent-style-name="Footnote" style:master-page-name="Converted24">
      <style:paragraph-properties style:page-number="auto"/>
    </style:style>
    <style:style style:name="P141" style:family="paragraph" style:parent-style-name="Footnote" style:master-page-name="Converted25">
      <style:paragraph-properties style:page-number="auto"/>
    </style:style>
    <style:style style:name="P142" style:family="paragraph" style:parent-style-name="Footnote" style:master-page-name="Converted26">
      <style:paragraph-properties style:page-number="auto"/>
    </style:style>
    <style:style style:name="P143" style:family="paragraph" style:parent-style-name="Footnote" style:master-page-name="Converted27">
      <style:paragraph-properties style:page-number="auto"/>
    </style:style>
    <style:style style:name="P144" style:family="paragraph" style:parent-style-name="Footnote" style:master-page-name="Converted28">
      <style:paragraph-properties style:page-number="auto"/>
    </style:style>
    <style:style style:name="P145" style:family="paragraph" style:parent-style-name="Footnote" style:master-page-name="Converted29">
      <style:paragraph-properties style:page-number="auto"/>
      <style:text-properties fo:language="en" fo:country="US"/>
    </style:style>
    <style:style style:name="P146" style:family="paragraph" style:parent-style-name="Footnote" style:master-page-name="Converted30">
      <style:paragraph-properties style:page-number="auto"/>
      <style:text-properties fo:language="en" fo:country="US"/>
    </style:style>
    <style:style style:name="P147" style:family="paragraph" style:parent-style-name="Footnote" style:master-page-name="Converted31">
      <style:paragraph-properties style:page-number="auto"/>
      <style:text-properties fo:language="en" fo:country="US"/>
    </style:style>
    <style:style style:name="P148" style:family="paragraph" style:parent-style-name="Footnote" style:master-page-name="Converted32">
      <style:paragraph-properties style:page-number="auto"/>
      <style:text-properties fo:language="en" fo:country="US"/>
    </style:style>
    <style:style style:name="P149" style:family="paragraph" style:parent-style-name="Footnote" style:master-page-name="Converted33">
      <style:paragraph-properties style:page-number="auto"/>
    </style:style>
    <style:style style:name="P150" style:family="paragraph" style:parent-style-name="Footnote" style:master-page-name="Converted34">
      <style:paragraph-properties style:page-number="auto"/>
      <style:text-properties fo:language="en" fo:country="US"/>
    </style:style>
    <style:style style:name="P151" style:family="paragraph" style:parent-style-name="Footnote" style:master-page-name="Converted35">
      <style:paragraph-properties style:page-number="auto"/>
    </style:style>
    <style:style style:name="P152" style:family="paragraph" style:parent-style-name="Footnote" style:master-page-name="Converted36">
      <style:paragraph-properties style:page-number="auto"/>
    </style:style>
    <style:style style:name="P153" style:family="paragraph" style:parent-style-name="Footnote" style:master-page-name="Converted37">
      <style:paragraph-properties style:page-number="auto"/>
      <style:text-properties fo:font-weight="normal" style:font-weight-asian="normal"/>
    </style:style>
    <style:style style:name="P154" style:family="paragraph" style:parent-style-name="Footnote" style:master-page-name="Converted38">
      <style:paragraph-properties style:page-number="auto"/>
    </style:style>
    <style:style style:name="P155" style:family="paragraph" style:parent-style-name="Footnote" style:master-page-name="Converted39">
      <style:paragraph-properties style:page-number="auto"/>
    </style:style>
    <style:style style:name="P156" style:family="paragraph" style:parent-style-name="Footnote" style:master-page-name="Converted40">
      <style:paragraph-properties style:page-number="auto"/>
    </style:style>
    <style:style style:name="P157" style:family="paragraph" style:parent-style-name="Footnote" style:master-page-name="Converted41">
      <style:paragraph-properties style:page-number="auto"/>
    </style:style>
    <style:style style:name="P158" style:family="paragraph" style:parent-style-name="Footnote" style:master-page-name="Converted42">
      <style:paragraph-properties style:page-number="auto"/>
    </style:style>
    <style:style style:name="P159" style:family="paragraph" style:parent-style-name="Footnote" style:master-page-name="Converted43">
      <style:paragraph-properties style:page-number="auto"/>
    </style:style>
    <style:style style:name="P160" style:family="paragraph" style:parent-style-name="Footnote" style:master-page-name="Converted44">
      <style:paragraph-properties style:page-number="auto"/>
    </style:style>
    <style:style style:name="P161" style:family="paragraph" style:parent-style-name="Footnote" style:master-page-name="Converted45">
      <style:paragraph-properties style:page-number="auto"/>
    </style:style>
    <style:style style:name="P162" style:family="paragraph" style:parent-style-name="Footnote" style:master-page-name="Converted46">
      <style:paragraph-properties style:page-number="auto"/>
    </style:style>
    <style:style style:name="P163" style:family="paragraph" style:parent-style-name="Footnote" style:master-page-name="Converted47">
      <style:paragraph-properties style:page-number="auto"/>
    </style:style>
    <style:style style:name="P164" style:family="paragraph" style:parent-style-name="Footnote" style:master-page-name="Converted48">
      <style:paragraph-properties style:page-number="auto"/>
    </style:style>
    <style:style style:name="P165" style:family="paragraph" style:parent-style-name="Footnote" style:master-page-name="Converted49">
      <style:paragraph-properties style:page-number="auto"/>
    </style:style>
    <style:style style:name="P166" style:family="paragraph" style:parent-style-name="Footnote" style:master-page-name="Converted50">
      <style:paragraph-properties style:page-number="auto"/>
    </style:style>
    <style:style style:name="P167" style:family="paragraph" style:parent-style-name="Footnote" style:master-page-name="Converted51">
      <style:paragraph-properties style:page-number="auto"/>
    </style:style>
    <style:style style:name="P168" style:family="paragraph" style:parent-style-name="Footnote" style:master-page-name="Converted52">
      <style:paragraph-properties style:page-number="auto"/>
    </style:style>
    <style:style style:name="P169" style:family="paragraph" style:parent-style-name="Footnote" style:master-page-name="Converted53">
      <style:paragraph-properties style:page-number="auto"/>
    </style:style>
    <style:style style:name="P170" style:family="paragraph" style:parent-style-name="Footnote" style:master-page-name="Converted54">
      <style:paragraph-properties style:page-number="auto"/>
    </style:style>
    <style:style style:name="P171" style:family="paragraph" style:parent-style-name="Footnote" style:master-page-name="Converted55">
      <style:paragraph-properties fo:margin-left="0cm" fo:margin-right="0cm" fo:text-indent="0cm" style:auto-text-indent="false" style:page-number="auto"/>
    </style:style>
    <style:style style:name="P172" style:family="paragraph" style:parent-style-name="Footnote" style:master-page-name="Converted95">
      <style:paragraph-properties fo:margin-left="0cm" fo:margin-right="0cm" fo:text-indent="0cm" style:auto-text-indent="false" style:page-number="auto"/>
    </style:style>
    <style:style style:name="P173"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4"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5"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6" style:family="paragraph" style:parent-style-name="Footnote" style:master-page-name="Converted56">
      <style:paragraph-properties style:page-number="auto"/>
    </style:style>
    <style:style style:name="P177" style:family="paragraph" style:parent-style-name="Footnote" style:master-page-name="Converted57">
      <style:paragraph-properties style:page-number="auto"/>
    </style:style>
    <style:style style:name="P178" style:family="paragraph" style:parent-style-name="Footnote" style:master-page-name="Converted58">
      <style:paragraph-properties style:page-number="auto"/>
    </style:style>
    <style:style style:name="P179" style:family="paragraph" style:parent-style-name="Footnote" style:master-page-name="Converted59">
      <style:paragraph-properties style:page-number="auto"/>
    </style:style>
    <style:style style:name="P180" style:family="paragraph" style:parent-style-name="Footnote" style:master-page-name="Converted60">
      <style:paragraph-properties style:page-number="auto"/>
    </style:style>
    <style:style style:name="P181" style:family="paragraph" style:parent-style-name="Footnote" style:master-page-name="Converted61">
      <style:paragraph-properties style:page-number="auto"/>
    </style:style>
    <style:style style:name="P182" style:family="paragraph" style:parent-style-name="Footnote" style:master-page-name="Converted62">
      <style:paragraph-properties style:page-number="auto"/>
    </style:style>
    <style:style style:name="P183" style:family="paragraph" style:parent-style-name="Footnote" style:master-page-name="Converted63">
      <style:paragraph-properties style:page-number="auto"/>
    </style:style>
    <style:style style:name="P184" style:family="paragraph" style:parent-style-name="Footnote" style:master-page-name="Converted64">
      <style:paragraph-properties style:page-number="auto"/>
    </style:style>
    <style:style style:name="P185" style:family="paragraph" style:parent-style-name="Footnote" style:master-page-name="Converted65">
      <style:paragraph-properties style:page-number="auto"/>
    </style:style>
    <style:style style:name="P186" style:family="paragraph" style:parent-style-name="Footnote" style:master-page-name="Converted66">
      <style:paragraph-properties style:page-number="auto"/>
      <style:text-properties fo:language="fr" fo:country="BE"/>
    </style:style>
    <style:style style:name="P187" style:family="paragraph" style:parent-style-name="Footnote" style:master-page-name="Converted67">
      <style:paragraph-properties style:page-number="auto"/>
    </style:style>
    <style:style style:name="P188" style:family="paragraph" style:parent-style-name="Footnote" style:master-page-name="Converted68">
      <style:paragraph-properties style:page-number="auto"/>
    </style:style>
    <style:style style:name="P189" style:family="paragraph" style:parent-style-name="Footnote" style:master-page-name="Converted69">
      <style:paragraph-properties style:page-number="auto"/>
    </style:style>
    <style:style style:name="P190" style:family="paragraph" style:parent-style-name="Footnote" style:master-page-name="Converted70">
      <style:paragraph-properties style:page-number="auto"/>
    </style:style>
    <style:style style:name="P191" style:family="paragraph" style:parent-style-name="Footnote" style:master-page-name="Converted71">
      <style:paragraph-properties style:page-number="auto"/>
    </style:style>
    <style:style style:name="P192" style:family="paragraph" style:parent-style-name="Footnote" style:master-page-name="Converted72">
      <style:paragraph-properties style:page-number="auto"/>
    </style:style>
    <style:style style:name="P193" style:family="paragraph" style:parent-style-name="Footnote" style:master-page-name="Converted73">
      <style:paragraph-properties style:page-number="auto"/>
    </style:style>
    <style:style style:name="P194" style:family="paragraph" style:parent-style-name="Footnote" style:master-page-name="Converted74">
      <style:paragraph-properties style:page-number="auto"/>
    </style:style>
    <style:style style:name="P195" style:family="paragraph" style:parent-style-name="Footnote" style:master-page-name="Converted75">
      <style:paragraph-properties style:page-number="auto"/>
    </style:style>
    <style:style style:name="P196" style:family="paragraph" style:parent-style-name="Footnote" style:master-page-name="Converted76">
      <style:paragraph-properties style:page-number="auto"/>
    </style:style>
    <style:style style:name="P197" style:family="paragraph" style:parent-style-name="Footnote" style:master-page-name="Converted77">
      <style:paragraph-properties style:page-number="auto"/>
    </style:style>
    <style:style style:name="P198" style:family="paragraph" style:parent-style-name="Footnote" style:master-page-name="Converted78">
      <style:paragraph-properties style:page-number="auto"/>
    </style:style>
    <style:style style:name="P199" style:family="paragraph" style:parent-style-name="Footnote" style:master-page-name="Converted79">
      <style:paragraph-properties style:page-number="auto"/>
    </style:style>
    <style:style style:name="P200" style:family="paragraph" style:parent-style-name="Footnote" style:master-page-name="Converted80">
      <style:paragraph-properties style:page-number="auto"/>
    </style:style>
    <style:style style:name="P201" style:family="paragraph" style:parent-style-name="Footnote" style:master-page-name="Converted81">
      <style:paragraph-properties style:page-number="auto"/>
    </style:style>
    <style:style style:name="P202" style:family="paragraph" style:parent-style-name="Footnote" style:master-page-name="Converted82">
      <style:paragraph-properties style:page-number="auto"/>
    </style:style>
    <style:style style:name="P203" style:family="paragraph" style:parent-style-name="Footnote" style:master-page-name="Converted83">
      <style:paragraph-properties style:page-number="auto"/>
    </style:style>
    <style:style style:name="P204" style:family="paragraph" style:parent-style-name="Footnote" style:master-page-name="Converted84">
      <style:paragraph-properties style:page-number="auto"/>
    </style:style>
    <style:style style:name="P205" style:family="paragraph" style:parent-style-name="Footnote" style:master-page-name="Converted85">
      <style:paragraph-properties style:page-number="auto"/>
    </style:style>
    <style:style style:name="P206" style:family="paragraph" style:parent-style-name="Footnote" style:master-page-name="Converted86">
      <style:paragraph-properties style:page-number="auto"/>
    </style:style>
    <style:style style:name="P207" style:family="paragraph" style:parent-style-name="Footnote" style:master-page-name="Converted87">
      <style:paragraph-properties style:page-number="auto"/>
    </style:style>
    <style:style style:name="P208" style:family="paragraph" style:parent-style-name="Footnote" style:master-page-name="Converted88">
      <style:paragraph-properties style:page-number="auto"/>
    </style:style>
    <style:style style:name="P209" style:family="paragraph" style:parent-style-name="Footnote" style:master-page-name="Converted89">
      <style:paragraph-properties style:page-number="auto"/>
    </style:style>
    <style:style style:name="P210" style:family="paragraph" style:parent-style-name="Footnote" style:master-page-name="Converted90">
      <style:paragraph-properties style:page-number="auto"/>
      <style:text-properties fo:language="fr" fo:country="BE"/>
    </style:style>
    <style:style style:name="P211" style:family="paragraph" style:parent-style-name="Footnote" style:master-page-name="Converted91">
      <style:paragraph-properties style:page-number="auto"/>
    </style:style>
    <style:style style:name="P212" style:family="paragraph" style:parent-style-name="Footnote" style:master-page-name="Converted92">
      <style:paragraph-properties style:page-number="auto"/>
    </style:style>
    <style:style style:name="P213" style:family="paragraph" style:parent-style-name="Footnote" style:master-page-name="Converted93">
      <style:paragraph-properties style:page-number="auto"/>
    </style:style>
    <style:style style:name="P214" style:family="paragraph" style:parent-style-name="Footnote" style:master-page-name="Converted94">
      <style:paragraph-properties style:page-number="auto"/>
    </style:style>
    <style:style style:name="P215" style:family="paragraph" style:parent-style-name="Footnote" style:master-page-name="Converted96">
      <style:paragraph-properties style:page-number="auto"/>
    </style:style>
    <style:style style:name="P216" style:family="paragraph" style:parent-style-name="Footnote" style:master-page-name="Converted97">
      <style:paragraph-properties style:page-number="auto"/>
    </style:style>
    <style:style style:name="P217" style:family="paragraph" style:parent-style-name="Footnote" style:master-page-name="Converted98">
      <style:paragraph-properties style:page-number="auto"/>
    </style:style>
    <style:style style:name="P218" style:family="paragraph" style:parent-style-name="Footnote">
      <style:text-properties style:font-name="Liberation Serif" fo:font-style="normal" officeooo:rsid="00295e05" officeooo:paragraph-rsid="00295e05" style:font-style-asian="normal" style:font-style-complex="normal"/>
    </style:style>
    <style:style style:name="P219"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0"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1" style:family="paragraph" style:parent-style-name="Footnote">
      <style:text-properties style:font-name="Liberation Serif" officeooo:rsid="0011f973"/>
    </style:style>
    <style:style style:name="P222" style:family="paragraph" style:parent-style-name="Footnote">
      <style:text-properties style:font-name="Liberation Serif" officeooo:rsid="0011f973" officeooo:paragraph-rsid="00191e48"/>
    </style:style>
    <style:style style:name="P223" style:family="paragraph" style:parent-style-name="Footnote">
      <style:text-properties style:font-name="Liberation Serif" officeooo:paragraph-rsid="00191e48"/>
    </style:style>
    <style:style style:name="P224" style:family="paragraph" style:parent-style-name="Footnote">
      <style:text-properties officeooo:rsid="00113d2a" officeooo:paragraph-rsid="0017d228"/>
    </style:style>
    <style:style style:name="P225" style:family="paragraph" style:parent-style-name="Footnote">
      <style:text-properties officeooo:rsid="003a2362" officeooo:paragraph-rsid="00191e48"/>
    </style:style>
    <style:style style:name="P226" style:family="paragraph" style:parent-style-name="Footnote">
      <style:text-properties officeooo:paragraph-rsid="00191e48"/>
    </style:style>
    <style:style style:name="P227" style:family="paragraph" style:parent-style-name="Footnote">
      <style:text-properties fo:background-color="transparent"/>
    </style:style>
    <style:style style:name="P228"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9" style:family="paragraph" style:parent-style-name="Footnote">
      <style:paragraph-properties fo:background-color="#ffff00">
        <style:background-image/>
      </style:paragraph-properties>
    </style:style>
    <style:style style:name="P23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1" style:family="paragraph" style:parent-style-name="Footnote_20_Text">
      <style:text-properties style:font-name="Liberation Serif"/>
    </style:style>
    <style:style style:name="P232" style:family="paragraph" style:parent-style-name="Footnote_20_Text">
      <style:text-properties style:font-name="Liberation Serif" fo:language="fr" fo:country="BE"/>
    </style:style>
    <style:style style:name="P233" style:family="paragraph" style:parent-style-name="Footnote_20_Text">
      <style:text-properties style:font-name="Liberation Serif" fo:font-size="11pt" fo:language="fr" fo:country="BE" style:font-size-asian="11pt" style:font-size-complex="11pt"/>
    </style:style>
    <style:style style:name="P234" style:family="paragraph" style:parent-style-name="Footnote_20_Text">
      <style:text-properties fo:language="fr" fo:country="BE"/>
    </style:style>
    <style:style style:name="P235" style:family="paragraph" style:parent-style-name="Footnote_20_Text">
      <style:paragraph-properties fo:background-color="#ffff00">
        <style:background-image/>
      </style:paragraph-properties>
      <style:text-properties style:font-name="Liberation Serif"/>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3">
      <style:paragraph-properties>
        <style:tab-stops>
          <style:tab-stop style:position="17cm" style:type="right" style:leader-style="dotted" style:leader-text="."/>
        </style:tab-stops>
      </style:paragraph-properties>
    </style:style>
    <style:style style:name="P240"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4"/>
      <text:p text:style-name="P103"/>
      <text:p text:style-name="P92"/>
      <text:p text:style-name="P92"/>
      <text:p text:style-name="P92"/>
      <text:p text:style-name="P92"/>
      <text:p text:style-name="P92"/>
      <text:p text:style-name="P92"/>
      <text:p text:style-name="P92"/>
      <text:p text:style-name="P92"/>
      <text:p text:style-name="P92"/>
      <text:p text:style-name="P108"><text:span text:style-name="T169">L’université n’entend donner aucune approbati</text:span>on ni improbation aux opinions émises dans ce mémoire.</text:p>
      <text:p text:style-name="P92"/>
      <text:p text:style-name="P10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38">PREMIERE PARTIE : RAPPORT DE STAGE<text:tab/>5</text:p>
          <text:p text:style-name="P238">SECONDE PARTIE : MÉMOIRE<text:tab/>6</text:p>
          <text:p text:style-name="P236">Introduction<text:tab/>6</text:p>
          <text:p text:style-name="P236">I. Les moyens au service de la compensation écologique<text:tab/>22</text:p>
          <text:p text:style-name="P239">A. L'importance de l'expertise écologique et économique<text:tab/>22</text:p>
          <text:p text:style-name="P237">1. La nécessité essentielle de l’expertise naturaliste dans le cadre des mesures compensatoires<text:tab/>23</text:p>
          <text:p text:style-name="P237">2. Les outils de mesure économique au service de la compensation environnementale<text:tab/>26</text:p>
          <text:p text:style-name="P239">B. Les outils juridiques au service de la compensation<text:tab/>29</text:p>
          <text:p text:style-name="P237">1. L'importance préalable de l'étude d'impact environnemental<text:tab/>30</text:p>
          <text:p text:style-name="P237">2. Les outils de pérennisation de la compensation<text:tab/>34</text:p>
          <text:p text:style-name="P240">2.1. Les mécanismes de maîtrise foncière<text:tab/>34</text:p>
          <text:p text:style-name="P240">2.2. Les mécanismes de gestion<text:tab/>36</text:p>
          <text:p text:style-name="P236">II. Intérêts et limites de la compensation<text:tab/>38</text:p>
          <text:p text:style-name="P239">A. Les avantages de la compensation environnementale<text:tab/>38</text:p>
          <text:p text:style-name="P237">1. La meilleure prise en compte de l'environnement par le porteur de projet<text:tab/>39</text:p>
          <text:p text:style-name="P240">1.1. Les intérêts de la compensation dans le cadre des études environnementales<text:tab/>39</text:p>
          <text:p text:style-name="P240">1.2. L’intérêt de l'équivalence écologique en tant qu'outil de conciliation de l'écologie et de l'économie<text:tab/>41</text:p>
          <text:p text:style-name="P237">2. La compensation environnementale comme opportunité de financement de la conservation environnementale<text:tab/>42</text:p>
          <text:p text:style-name="P239">B. Les difficultés de compensation environnementale<text:tab/>43</text:p>
          <text:p text:style-name="P237">1. Les limites méthodologiques des mesures compensatoires<text:tab/>44</text:p>
          <text:p text:style-name="P240">1.1. Les problèmes éthiques de la compensation environnementale<text:tab/>44</text:p>
          <text:p text:style-name="P240">1.2. Les difficultés techniques et scientifiques<text:tab/>46</text:p>
          <text:p text:style-name="P237">2. Les problèmes d’efficacité des mesures compensatoires<text:tab/>48</text:p>
          <text:p text:style-name="P240">2.1. Le problème d’éparpillement juridique des mesures compensatoires<text:tab/>48</text:p>
          <text:p text:style-name="P240">2.2. La difficulté d’identification de sites destinés à la compensation écologique<text:tab/>50</text:p>
          <text:p text:style-name="P236">Conclusion<text:tab/>53</text:p>
          <text:p text:style-name="P236">Bibliographie<text:tab/>54</text:p>
        </text:index-body>
      </text:table-of-content>
      <text:p text:style-name="P93"/>
      <text:p text:style-name="P101"><text:toc-mark-start text:id="IMark454510360" text:outline-level="1"/><text:span text:style-name="T164">PREMIERE PARTIE : RAPPORT DE STAGE</text:span><text:toc-mark-end text:id="IMark454510360"/></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05"><text:toc-mark-start text:id="IMark455195896" text:outline-level="1"/>SECONDE PARTIE : MÉMOIRE<text:toc-mark-end text:id="IMark455195896"/></text:p>
      <text:p text:style-name="P92"><text:toc-mark-start text:id="IMark455171288" text:outline-level="2"/>Introduction<text:toc-mark-end text:id="IMark455171288"/></text:p>
      <text:p text:style-name="P3"><text:span text:style-name="T33"><text:tab/></text:span>La biosphère<text:note text:id="ftn1" text:note-class="footnote"><text:note-citation>1</text:note-citation><text:note-body><text:p text:style-name="P117">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8">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9"><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0"><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1">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2">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3">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4"><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5">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6">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7">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8">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9">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0">«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1">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2">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3">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4">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6">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7">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8"><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9">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0">«<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1">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2"><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5">la mise en place d'une banque de compensation qui est en charge de la préservation ou de la restauration d'un site grâce à des crédits alloués par les opérateurs économiques afin de compenser les impacts de leurs projets ;</text:p>
        </text:list-item>
        <text:list-item>
          <text:p text:style-name="P7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6">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3"><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4">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5">«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46">«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6">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7">«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8">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9"><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2">3. L'émergence de la compensation environnementale en Afrique</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0">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1">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9">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52"><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3">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5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15">2. La nouvelle impulsion issue du Droit communautaire</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5">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6">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7">Code de l'environnement, art. L. 414-4.</text:p><text:p text:style-name="Footnote"/></text:note-body></text:note> .</text:p>
      <text:p text:style-name="P21"/>
      <text:p text:style-name="P11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8">Code de l'environnement, art. L 411-1 et 411-2.</text:p><text:p text:style-name="Footnote"/></text:note-body></text:note>, pour l’application des procédures de la loi sur l’eau<text:note text:id="ftn43" text:note-class="footnote"><text:note-citation>43</text:note-citation><text:note-body><text:p text:style-name="P159"><text:span text:style-name="T50">C</text:span>ode de l'environnement, art. R. 214-6.</text:p><text:p text:style-name="Footnote"/></text:note-body></text:note> et pour les projets de défrichement<text:note text:id="ftn44" text:note-class="footnote"><text:note-citation>44</text:note-citation><text:note-body><text:p text:style-name="P160">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2">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3">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4">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5">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7">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p>
      <text:p text:style-name="P82">1. Le cadre commun de la compensation</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68">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text:soft-page-break/>code de l'environnement sont des installations sont les installations dont l'activité impacte la ressource en eau qui ne sont pas par ailleurs des installations classées pour la protection de l'environnement.</text:p>
      <text:p text:style-name="P3"/>
      <text:p text:style-name="P82">2. L'application de règles spécifiques de compensation à des cas particuliers</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text:soft-page-break/>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9"><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0">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1">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6">«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text:soft-page-break/>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7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2"><text:toc-mark-start text:id="IMark455422888" text:outline-level="2"/>I. Les moyens au service de la compensation écologique<text:toc-mark-end text:id="IMark455422888"/></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4" text:outline-level="4"/>
      <text:p text:style-name="P110"><text:toc-mark-start text:id="IMark455447992" text:outline-level="3"/>A. L'importance de l'expertise écologique et économique<text:toc-mark-end text:id="IMark455447992"/></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8">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9">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1"><text:toc-mark-start text:id="IMark455448056" text:outline-level="4"/>1. La nécessité essentielle de l’expertise naturaliste dans le cadre des mesures compensatoires<text:toc-mark-end text:id="IMark455448056"/></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1">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2">«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8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87">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9">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3"><text:toc-mark-start text:id="IMark455556696" text:outline-level="4"/>2. Les outils de mesure économique au service de la compensation environnementale<text:toc-mark-end text:id="IMark455556696"/></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0"><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1">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2">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3">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4"><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95"><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6"><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85"><text:bookmark-start text:name="__RefHeading__6909_869735232"/><text:toc-mark-start text:id="IMark453011720" text:outline-level="3"/>B. Les outils juridiques au service de la compensation<text:bookmark-end text:name="__RefHeading__6909_869735232"/><text:toc-mark-end text:id="IMark453011720"/></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1"><text:toc-mark-start text:id="IMark453011720" text:outline-level="4"/>1. L'importance préalable de l'étude d'impact environnemental<text:toc-mark-end text:id="IMark453011720"/></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198"><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0">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3">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text:soft-page-break/>réalisation d'une étude d'impact donnent lieu à la réalisation d’une enquête publique<text:note text:id="ftn86" text:note-class="footnote"><text:note-citation>86</text:note-citation><text:note-body><text:p text:style-name="P20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05"><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06">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text:soft-page-break/>de telles installations comprend un document d’incidences<text:note text:id="ftn89" text:note-class="footnote"><text:note-citation>89</text:note-citation><text:note-body><text:p text:style-name="P20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1"><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2">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3">Code de l'environnement, art. R. 214-6 ; R. 214-32 et R. 414-22.</text:p><text:p text:style-name="Footnote"/></text:note-body></text:note></text:span><text:span text:style-name="T49">.</text:span></text:p>
      <text:p text:style-name="P25"><text:soft-page-break/>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4"><text:span text:style-name="T19">Les mesures compensatoires pour la biodiversité – Principes et projet de mise en œuvre en Région PACA, </text:span><text:span text:style-name="T90">Direction régionale de l'environnement Provence-Alpes-Côte-d'Azur, 2009,</text:span> p. 22.</text:p><text:p text:style-name="P224"/></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8"><text:toc-mark-start text:id="IMark455795192"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55795192"/></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14">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0"><text:toc-mark-start text:id="IMark455746616" text:outline-level="5"/>2.1. Les mécanismes de maîtrise foncière<text:toc-mark-end text:id="IMark455746616"/></text:p>
      <text:p text:style-name="P10"/>
      <text:p text:style-name="P2"><text:soft-page-break/><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2"><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5">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16">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text:soft-page-break/>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100"><text:toc-mark-start text:id="IMark455621832" text:outline-level="5"/>2.2. Les mécanismes de gestion<text:toc-mark-end text:id="IMark455621832"/></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text:span><text:soft-page-break/><text:span text:style-name="T131">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6">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3"><text:toc-mark-start text:id="IMark454115720" text:outline-level="2"/>II. <text:span text:style-name="T68">Intérêts</text:span> et limites de la compensation<text:toc-mark-end text:id="IMark454115720"/></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1"><text:toc-mark-start text:id="IMark454115720" text:outline-level="3"/>A. Les avantages de la compensation environnementale<text:toc-mark-end text:id="IMark454115720"/></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7">atteindre un résultat de non perte nette de biodiversité ;</text:p>
        </text:list-item>
        <text:list-item>
          <text:p text:style-name="P77">tendre vers un gain de biodiversité ;</text:p>
        </text:list-item>
        <text:list-item>
          <text:p text:style-name="P77">respecter la hiérarchie des mesures d'atténuation (éviter, réduire, compenser) ;</text:p>
        </text:list-item>
        <text:list-item>
          <text:p text:style-name="P77">poser des limites au principe de compensation ;</text:p>
        </text:list-item>
        <text:list-item>
          <text:p text:style-name="P77">prendre en compte le contexte local ;</text:p>
        </text:list-item>
        <text:list-item>
          <text:p text:style-name="P77"><text:soft-page-break/>faire participer l'ensemble des parties prenantes ;</text:p>
        </text:list-item>
        <text:list-item>
          <text:p text:style-name="P77">mettre en œuvre une mesure de compensation de façon justifiée, équilibrée et équitable ;</text:p>
        </text:list-item>
        <text:list-item>
          <text:p text:style-name="P77">fixer un objectif de résultats sur du long terme ;</text:p>
        </text:list-item>
        <text:list-item>
          <text:p text:style-name="P77">être transparent et communiquer ses résultats :</text:p>
        </text:list-item>
        <text:list-item>
          <text:p text:style-name="P77">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9"><text:toc-mark-start text:id="IMark455872888" text:outline-level="4"/><text:span text:style-name="T74">1</text:span><text:span text:style-name="T69">. </text:span><text:span text:style-name="T75">La meilleure prise en compte de l'environnement par le porteur de projet</text:span><text:toc-mark-end text:id="IMark455872888"/></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1"><text:toc-mark-start text:id="IMark390965416" text:outline-level="5"/>1.1. Les intérêts de la compensation dans le cadre des études environnementales<text:toc-mark-end text:id="IMark390965416"/></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18"/></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19"/></text:note-body></text:note></text:span><text:span text:style-name="T119">.</text:span><text:tab/></text:p>
      <text:p text:style-name="P7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1"><text:toc-mark-start text:id="IMark390965416" text:outline-level="5"/>1.2. <text:span text:style-name="T122">L’intérêt de l'équivalence écologique en tant qu'outil de conciliation de l'écologie et de l'économie</text:span><text:toc-mark-end text:id="IMark390965416"/></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7"><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0"><text:toc-mark-start text:id="IMark390965416" text:outline-level="4"/>2. La compensation environnementale comme opportunité de financement de la conservation environnementale<text:toc-mark-end text:id="IMark390965416"/></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0"/></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5"><text:span text:style-name="T19">Les mesures compensatoires pour la biodiversité – Principes et projet de mise en œuvre en Région PACA, </text:span><text:span text:style-name="T90">Direction régionale de l'environnement Provence-Alpes-Côte-d'Azur, 2009, p.</text:span> 24.</text:p><text:p text:style-name="P225"/></text:note-body></text:note></text:span><text:span text:style-name="T52">.</text:span></text:p>
      <text:p text:style-name="P98"><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8"/>
      <text:p text:style-name="P94"><text:toc-mark-start text:id="IMark390965416" text:outline-level="3"/><text:span text:style-name="T162">B. Les difficultés de compensation environnementale</text:span><text:toc-mark-end text:id="IMark390965416"/></text:p>
      <text:p text:style-name="P76"/>
      <text:p text:style-name="P76"><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35"><text:s/>XXXXXXXXXXXXXX ?????</text:p><text:p text:style-name="P232"/></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3"><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1"/></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6"/>
      <text:p text:style-name="P87"><text:toc-mark-start text:id="IMark453812392" text:outline-level="4"/><text:span text:style-name="T137">1. </text:span>Les limites méthodologiques des mesures compensatoires<text:toc-mark-end text:id="IMark453812392"/></text:p>
      <text:p text:style-name="P76"/>
      <text:p text:style-name="P76"><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6"/>
      <text:p text:style-name="P79"><text:toc-mark-start text:id="IMark453812392" text:outline-level="5"/><text:span text:style-name="T137">1.1. </text:span>Les problèmes éthiques de la compensation environnementale<text:toc-mark-end text:id="IMark453812392"/></text:p>
      <text:p text:style-name="P76"/>
      <text:p text:style-name="P76"><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34"/></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29"><text:s/>RETROUVER LA RÉFÉRENCE !!!</text:p><text:p text:style-name="P232"/></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2"/></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6"><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3"/></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2"/></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6"><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29"><text:s/>UNTERMAIER XXXXXXXXX ?????</text:p><text:p text:style-name="P232"/></text:note-body></text:note></text:span></text:span><text:span text:style-name="T133">. L’auteur s’indignait « compenser, et détruire ».</text:span></text:p>
      <text:p text:style-name="P76"><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34"/></text:note-body></text:note></text:span></text:span><text:span text:style-name="T133">. </text:span></text:p>
      <text:p text:style-name="P76"><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6"/>
      <text:p text:style-name="P79"><text:toc-mark-start text:id="IMark390965416" text:outline-level="5"/><text:span text:style-name="T137">1.2. </text:span>Les difficultés techniques et scientifiques <text:toc-mark-end text:id="IMark390965416"/></text:p>
      <text:p text:style-name="P76"/>
      <text:p text:style-name="P76"><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34"/></text:note-body></text:note></text:span></text:span></text:p>
      <text:p text:style-name="P76"><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34"/></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0"/></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6"><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34"/></text:note-body></text:note></text:span></text:span><text:span text:style-name="Default_20_Paragraph_20_Font"><text:span text:style-name="T112">.</text:span></text:span></text:p>
      <text:p text:style-name="P76"><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34"/></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6"><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6"><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6"><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6"/>
      <text:p text:style-name="P87"><text:toc-mark-start text:id="IMark455768840" text:outline-level="4"/>2. Les problèmes d’efficacité des mesures compensatoires<text:toc-mark-end text:id="IMark455768840"/></text:p>
      <text:p text:style-name="P76"/>
      <text:p text:style-name="P7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6"/>
      <text:p text:style-name="P79"><text:toc-mark-start text:id="IMark454495704" text:outline-level="5"/>2.1. Le problème d’éparpillement juridique des mesures compensatoires<text:toc-mark-end text:id="IMark454495704"/></text:p>
      <text:p text:style-name="P76"/>
      <text:p text:style-name="P76"><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34"/></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6"><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27"><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27"/></text:note-body></text:note></text:span></text:span><text:span text:style-name="T133">.</text:span></text:p>
      <text:p text:style-name="P76"><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6"><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34"/></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34"/></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6"/>
      <text:p text:style-name="P79"><text:toc-mark-start text:id="IMark455768840" text:outline-level="5"/>2.2. La difficulté d’identification de sites destinés à la compensation écologique<text:toc-mark-end text:id="IMark455768840"/></text:p>
      <text:p text:style-name="P76"/>
      <text:p text:style-name="P76"><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6"><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2">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1"/></text:note-body></text:note></text:span></text:span><text:span text:style-name="Default_20_Paragraph_20_Font"><text:span text:style-name="T118">.</text:span></text:span></text:p>
      <text:p text:style-name="P76"><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6"><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34"/></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34"/></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34"/></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6"><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6"><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6"><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6"><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6"><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2"><text:toc-mark-start text:id="IMark456064088" text:outline-level="2"/>Conclusion<text:toc-mark-end text:id="IMark456064088"/></text:p>
      <text:p text:style-name="P95"/>
      <text:p text:style-name="P107"><text:toc-mark-start text:id="IMark456078216" text:outline-level="2"/>Bibliographie<text:toc-mark-end text:id="IMark456078216"/></text:p>
      <text:p text:style-name="P64"/>
      <text:p text:style-name="P64"><text:span text:style-name="T90">R</text:span><text:span text:style-name="T69">éférences normatives</text:span></text:p>
      <text:p text:style-name="P55"/>
      <text:p text:style-name="P173"><text:span text:style-name="T95">Loi n° 76-629 du 10 juillet 1976 relative à la protection de la nature, publiée au Journal Officiel du 13 juillet 1976.</text:span></text:p>
      <text:p text:style-name="P174"/>
      <text:p text:style-name="P173"><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74"><text:span text:style-name="T69">LOI n° 2009-967 du 3 août 2009 de programmation relative à la mise en œuvre du Grenelle de l'environnement, publiée au Journal Officiel du 5 août 2009.</text:span></text:p>
      <text:p text:style-name="P174"/>
      <text:p text:style-name="P174"><text:span text:style-name="T69">LOI n° 2010-788 du 12 juillet 2010 portant engagement national pour l'environnement, publiée au Journal Officiel du 13 juillet 2010.</text:span></text:p>
      <text:p text:style-name="P174"><text:span text:style-name="T69"/></text:p>
      <text:p text:style-name="P174"><text:span text:style-name="T69">Décret n° 2011-2019 du 29 décembre 2011 portant réforme des études d'impact des projets de travaux, d'ouvrages ou d'aménagements, publiée au Journal Officiel du 30 décembre 2011.</text:span></text:p>
      <text:p text:style-name="P173"/>
      <text:p text:style-name="P173"><text:span text:style-name="T95">Décret n°77-1141 du 12 octobre 1977 pris pour l'application de l'article 2 de la loi n° 76-629 du 10 juillet 1976 relative à la protection de la nature, publié au Journal Officiel du 13 Octobre 1977.</text:span></text:p>
      <text:p text:style-name="P173"/>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3"><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28"><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28"><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28"/>
      <text:p text:style-name="P228"><text:span text:style-name="T69">DESCARTES (R.), </text:span>Discours de la méthode<text:span text:style-name="T69">, 6e partie, Bibliothèque de la Pléiade, Éd. Gallimard, 1966, p. 168.</text:span></text:p>
      <text:p text:style-name="P173"/>
      <text:p text:style-name="P173"><text:span text:style-name="T69">ILLICH (I.), « L'histoire des besoins », </text:span>La perte des sens<text:span text:style-name="T69">, éd. Fayard, 2004, 357 p.</text:span></text:p>
      <text:p text:style-name="P173"/>
      <text:p text:style-name="P173"><text:span text:style-name="T69">GEORGESCU-ROEGEN (N.), </text:span>La décroissance. Entropie, écologie, économie<text:span text:style-name="T69">, éd. Sang de la Terre et Ellébore, 2006. </text:span></text:p>
      <text:p text:style-name="P173"><text:span text:style-name="T69"/></text:p>
      <text:p text:style-name="P55"/>
      <text:p text:style-name="P62">Rapports</text:p>
      <text:p text:style-name="P62"/>
      <text:p text:style-name="P173"><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75"><text:span text:style-name="T96">STERN (N.). </text:span><text:span text:style-name="T6">2008. "The Economics of Climate Change." </text:span><text:span text:style-name="T32">American Economic Review, 98(2): 1-37, 45 p.</text:span></text:p>
      <text:p text:style-name="P173"/>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3"><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2</meta:editing-cycles>
    <meta:creation-date>2014-08-29T10:09:00</meta:creation-date>
    <dc:date>2014-09-04T23:29:08.443588333</dc:date>
    <dc:language>fr-FR</dc:language>
    <meta:editing-duration>PT9H5M56S</meta:editing-duration>
    <meta:generator>LibreOffice/4.2.6.3$Linux_X86_64 LibreOffice_project/420m0$Build-3</meta:generator>
    <meta:document-statistic meta:table-count="0" meta:image-count="0" meta:object-count="0" meta:page-count="57" meta:paragraph-count="483" meta:word-count="21294" meta:character-count="142970" meta:non-whitespace-character-count="1218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